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9 B_Caract.B2:B_Caract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</table:table>
      <table:table table:name="E_freq" table:style-name="ta1">
        <table:shapes>
          <draw:frame draw:z-index="0" draw:style-name="gr1" draw:text-style-name="P1" svg:width="15.999cm" svg:height="8.999cm" svg:x="13.703cm" svg:y="2.941cm">
            <draw:object draw:notify-on-update-of-ranges="E_freq.A1:E_freq.A1 E_freq.A2:E_freq.A22 E_freq.B1:E_freq.B1 E_freq.B2:E_freq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2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>0.16</text:p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>0.16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>0.16</text:p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>0.16</text:p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>0.16</text:p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>0.16</text:p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>2000</text:p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>0.16</text:p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4]*10" office:value-type="float" office:value="4000" calcext:value-type="float">
            <text:p>4000</text:p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>0.16</text:p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5]*10" office:value-type="float" office:value="6000" calcext:value-type="float">
            <text:p>6000</text:p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>8000</text:p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>10000</text:p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>20000</text:p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>0.16</text:p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>40000</text:p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>60000</text:p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>80000</text:p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>100000</text:p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>200000</text:p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>0.16</text:p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>400000</text:p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>0.16</text:p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>600000</text:p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>800000</text:p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>0.16</text:p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>1000000</text:p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>0.16</text:p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>0.16</text:p>
          </table:table-cell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8:45:51.521232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0-18T10:45:55.029868363</meta:creation-date>
    <meta:generator>LibreOffice/4.2.6.3$Linux_X86_64 LibreOffice_project/420$Build-3</meta:generator>
    <dc:date>2014-10-29T09:36:01.618969298</dc:date>
    <dc:creator>Samuel Balula</dc:creator>
    <meta:editing-duration>P0D</meta:editing-duration>
    <meta:editing-cycles>2</meta:editing-cycles>
    <meta:document-statistic meta:table-count="5" meta:cell-count="3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B_Caract.A2:B_Caract.B19" svg:x="0.77cm" svg:y="0.855cm" svg:width="11.738cm" svg:height="7.545cm">
          <chartooo:coordinate-region svg:x="1.206cm" svg:y="1.054cm" svg:width="10.97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9" chart:class="chart:scatter">
            <chart:domain table:cell-range-address="B_Caract.A2:B_Caract.A19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9</svg:desc>
                </draw:g>
              </table:table-cell>
              <table:table-cell office:value-type="float" office:value="0.3028">
                <text:p>0.3028</text:p>
                <draw:g>
                  <svg:desc>B_Caract.B2:B_Caract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4.201cm" style:legend-expansion="high" chart:style-name="ch2"/>
        <chart:plot-area chart:style-name="ch3" table:cell-range-address="E_freq.A1:E_freq.B22" chart:data-source-has-labels="row" svg:x="0.77cm" svg:y="0.855cm" svg:width="13.359cm" svg:height="7.545cm">
          <chartooo:coordinate-region svg:x="1.206cm" svg:y="1.054cm" svg:width="12.27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freq.B2:E_freq.B22" chart:label-cell-address="E_freq.B1:E_freq.B1" chart:class="chart:scatter">
            <chart:domain table:cell-range-address="E_freq.A2:E_freq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iRi</text:p>
                <draw:g>
                  <svg:desc>E_freq.B1:E_fre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E_freq.A2:E_freq.A22</svg:desc>
                </draw:g>
              </table:table-cell>
              <table:table-cell office:value-type="float" office:value="1.2">
                <text:p>1.2</text:p>
                <draw:g>
                  <svg:desc>E_freq.B2:E_freq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">
                <text:p>60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0">
                <text:p>4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00">
                <text:p>6000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">
                <text:p>800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7.04">
                <text:p>7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